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64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2.554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12.91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50000000000000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 table:formula="of:=AVERAGE([.EW10:.EX10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 table:formula="of:=AVERAGE([.EW11:.EX11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 table:formula="of:=AVERAGE([.EW12:.EX12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 table:formula="of:=AVERAGE([.EW13:.EX13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2">
            <text:p>2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 table:formula="of:=AVERAGE([.EW14:.EX14])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9">
            <text:p>9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.6668">
            <text:p>0.6668</text:p>
          </table:table-cell>
          <table:table-cell table:formula="of:=AVERAGE([.EW15:.EX15])" office:value-type="float" office:value="4.8334">
            <text:p>4.83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15.0836">
            <text:p>15.0836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2.3338">
            <text:p>2.3338</text:p>
          </table:table-cell>
          <table:table-cell table:formula="of:=AVERAGE([.EW16:.EX16])" office:value-type="float" office:value="8.7087">
            <text:p>8.70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21.5006">
            <text:p>21.5006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4.6676">
            <text:p>4.6676</text:p>
          </table:table-cell>
          <table:table-cell table:formula="of:=AVERAGE([.EW17:.EX17])" office:value-type="float" office:value="13.0841">
            <text:p>13.08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30.167">
            <text:p>30.167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8.33480000000001">
            <text:p>8.3348</text:p>
          </table:table-cell>
          <table:table-cell table:formula="of:=AVERAGE([.EW18:.EX18])" office:value-type="float" office:value="19.2509">
            <text:p>19.25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37.5002">
            <text:p>37.5002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3.0018">
            <text:p>13.0018</text:p>
          </table:table-cell>
          <table:table-cell table:formula="of:=AVERAGE([.EW19:.EX19])" office:value-type="float" office:value="25.251">
            <text:p>25.2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40.583">
            <text:p>40.583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8.3354">
            <text:p>18.3354</text:p>
          </table:table-cell>
          <table:table-cell table:formula="of:=AVERAGE([.EW20:.EX20])" office:value-type="float" office:value="29.4592">
            <text:p>29.45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44.9996">
            <text:p>44.9996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23.0018">
            <text:p>23.0018</text:p>
          </table:table-cell>
          <table:table-cell table:formula="of:=AVERAGE([.EW21:.EX21])" office:value-type="float" office:value="34.0007">
            <text:p>34.000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53.6668">
            <text:p>53.6668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28.6682">
            <text:p>28.6682</text:p>
          </table:table-cell>
          <table:table-cell table:formula="of:=AVERAGE([.EW22:.EX22])" office:value-type="float" office:value="41.1675">
            <text:p>41.16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55.7506">
            <text:p>55.7506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37.3352">
            <text:p>37.3352</text:p>
          </table:table-cell>
          <table:table-cell table:formula="of:=AVERAGE([.EW23:.EX23])" office:value-type="float" office:value="46.5429">
            <text:p>46.54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1">
            <text:p>2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57.9168">
            <text:p>57.9168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44.3352">
            <text:p>44.3352</text:p>
          </table:table-cell>
          <table:table-cell table:formula="of:=AVERAGE([.EW24:.EX24])" office:value-type="float" office:value="51.126">
            <text:p>51.1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61.834">
            <text:p>61.834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49.6686">
            <text:p>49.6686</text:p>
          </table:table-cell>
          <table:table-cell table:formula="of:=AVERAGE([.EW25:.EX25])" office:value-type="float" office:value="55.7513">
            <text:p>55.75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62.9174">
            <text:p>62.9174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56.002">
            <text:p>56.002</text:p>
          </table:table-cell>
          <table:table-cell table:formula="of:=AVERAGE([.EW26:.EX26])" office:value-type="float" office:value="59.4597">
            <text:p>59.45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64.917">
            <text:p>64.917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62.001">
            <text:p>62.001</text:p>
          </table:table-cell>
          <table:table-cell table:formula="of:=AVERAGE([.EW27:.EX27])" office:value-type="float" office:value="63.459">
            <text:p>63.45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68.0008">
            <text:p>68.0008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67.0008">
            <text:p>67.0008</text:p>
          </table:table-cell>
          <table:table-cell table:formula="of:=AVERAGE([.EW28:.EX28])" office:value-type="float" office:value="67.5008">
            <text:p>67.50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69.4182">
            <text:p>69.4182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73.667">
            <text:p>73.667</text:p>
          </table:table-cell>
          <table:table-cell table:formula="of:=AVERAGE([.EW29:.EX29])" office:value-type="float" office:value="71.5426">
            <text:p>71.54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7">
            <text:p>2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16.67">
            <text:p>16.67</text:p>
          </table:table-cell>
          <table:table-cell office:value-type="float" office:value="27">
            <text:p>27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71.0852">
            <text:p>71.0852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80">
            <text:p>80</text:p>
          </table:table-cell>
          <table:table-cell table:formula="of:=AVERAGE([.EW30:.EX30])" office:value-type="float" office:value="75.5426">
            <text:p>75.54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33.33">
            <text:p>3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8">
            <text:p>2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72.6688">
            <text:p>72.6688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86.0002">
            <text:p>86.0002</text:p>
          </table:table-cell>
          <table:table-cell table:formula="of:=AVERAGE([.EW31:.EX31])" office:value-type="float" office:value="79.3345">
            <text:p>79.334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62.5">
            <text:p>62.5</text:p>
          </table:table-cell>
          <table:table-cell office:value-type="float" office:value="16.67">
            <text:p>16.67</text:p>
          </table:table-cell>
          <table:table-cell office:value-type="float" office:value="29">
            <text:p>2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74.419">
            <text:p>74.419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88.667">
            <text:p>88.667</text:p>
          </table:table-cell>
          <table:table-cell table:formula="of:=AVERAGE([.EW32:.EX32])" office:value-type="float" office:value="81.543">
            <text:p>81.5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44:53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